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3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atalogueDeletion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atalogue Deletion. Details</text:p>
          </table:table-cell>
          <table:table-cell table:style-name="ce2" office:value-type="string">
            <text:p>CatalogueDeletion</text:p>
          </table:table-cell>
          <table:table-cell table:style-name="ce2" office:value-type="string">
            <text:p>The document used to cancel an entire Catalogue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Eliminación de Catálogo</text:p>
          </table:table-cell>
          <table:table-cell table:style-name="ce12" office:value-type="string">
            <text:p>El documento usado para cancelar un Catálogo entero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atalogue Deletion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Catalogue Deletion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Catalogue Deletion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Catalogue Deletion. Identifier</text:p>
          </table:table-cell>
          <table:table-cell office:value-type="string">
            <text:p>ID</text:p>
          </table:table-cell>
          <table:table-cell office:value-type="string">
            <text:p>An identifier for the Catalogue Deletion assigned by the Sell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dor para la Eliminación del Catálogo asignada por el Vendedor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Catalogue Deletion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dor único universal para una instancia de este ABIE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talogue Deletion. Name</text:p>
          </table:table-cell>
          <table:table-cell office:value-type="string">
            <text:p>Name</text:p>
          </table:table-cell>
          <table:table-cell office:value-type="string">
            <text:p>A name given to a Catalogue Delet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bre</text:p>
          </table:table-cell>
          <table:table-cell office:value-type="string">
            <text:p>Un nombre asignado a la Eliminación del Catálogo.</text:p>
          </table:table-cell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Catalogue Deletion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Seller on which the Catalogue was deleted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Fecha de Publicación</text:p>
          </table:table-cell>
          <table:table-cell office:value-type="string">
            <text:p>La fecha asignada por el Vendedor en la cual el catálogo fue eliminado.</text:p>
          </table:table-cell>
          <table:table-cell table:number-columns-repeated="1016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Catalogue Deletion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Seller at which the Catalogue was delet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de Publicación</text:p>
          </table:table-cell>
          <table:table-cell office:value-type="string">
            <text:p>La hora asignada por el Vendedor en la cual el catálogo fue eliminado.</text:p>
          </table:table-cell>
          <table:table-cell table:number-columns-repeated="1016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Catalogue Deletion. Note. Text</text:p>
          </table:table-cell>
          <table:table-cell office:value-type="string">
            <text:p>Note</text:p>
          </table:table-cell>
          <table:table-cell office:value-type="string">
            <text:p>Free-form text applying to the Catalogue Deletion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xto con forma libre que se aplica para la Eliminación del Cátalogo. Este elemento puede contener notas o cualquier otra información similar que no se contenga de manera explícita en otra estructura.</text:p>
          </table:table-cell>
          <table:table-cell table:number-columns-repeated="1016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Catalogue Deletion. Version. Identifier</text:p>
          </table:table-cell>
          <table:table-cell office:value-type="string">
            <text:p>VersionID</text:p>
          </table:table-cell>
          <table:table-cell office:value-type="string">
            <text:p>Indicates the current version of the Catalogu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de la Versión</text:p>
          </table:table-cell>
          <table:table-cell office:value-type="string">
            <text:p>Indica la versión actual del Catálogo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Catalogue Deletion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pción</text:p>
          </table:table-cell>
          <table:table-cell office:value-type="string">
            <text:p>Descripción textual de la instancia del documento.</text:p>
          </table:table-cell>
          <table:table-cell table:number-columns-repeated="1016"/>
        </table:table-row>
        <table:table-row table:style-name="ro7">
          <table:table-cell table:style-name="ce4" office:value-type="float" office:value="13">
            <text:p>13</text:p>
          </table:table-cell>
          <table:table-cell table:style-name="ce4" office:value-type="string">
            <text:p>Catalogue Deletion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during which the deletion of the catalogue becomes effective. <text:s/>This may be given as start (after date) and end dates (before date)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Período de Validez</text:p>
          </table:table-cell>
          <table:table-cell table:style-name="ce14" office:value-type="string">
            <text:p>El periodo durante el cual la eliminación del catálogo se convierte en efectiva. Esto se puede indicar como el comienzo (después de una fecha) y el final (antes de una fecha)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4">
            <text:p>14</text:p>
          </table:table-cell>
          <table:table-cell table:style-name="ce4" office:value-type="string">
            <text:p>Catalogue Deletion. Deleted_ Catalogue Reference. Catalogue Reference</text:p>
          </table:table-cell>
          <table:table-cell table:style-name="ce4" office:value-type="string">
            <text:p>DeletedCatalogueReference</text:p>
          </table:table-cell>
          <table:table-cell table:style-name="ce4" office:value-type="string">
            <text:p>An association to the Catalogue being deleted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ferencia del Catálogo Eliminado</text:p>
          </table:table-cell>
          <table:table-cell table:style-name="ce14" office:value-type="string">
            <text:p>Asociación con el Catálogo que se está borrando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string">
            <text:p>Catalogue Deletion. Referenced_ Contract. Contract</text:p>
          </table:table-cell>
          <table:table-cell table:style-name="ce4" office:value-type="string">
            <text:p>ReferencedContract</text:p>
          </table:table-cell>
          <table:table-cell table:style-name="ce4" office:value-type="string">
            <text:p>An association to a framework agreement or contrac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ntrato Referenciado</text:p>
          </table:table-cell>
          <table:table-cell table:style-name="ce14" office:value-type="string">
            <text:p>Asociación con un acuerdo marco o contrato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Catalogue Deletion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One or more signatures applied to the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4" office:value-type="string">
            <text:p>Una o más firmas aplicadas al document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7">
            <text:p>17</text:p>
          </table:table-cell>
          <table:table-cell table:style-name="ce4" office:value-type="string">
            <text:p>Catalogue Deletion. Receiver_ Party. Party</text:p>
          </table:table-cell>
          <table:table-cell table:style-name="ce4" office:value-type="string">
            <text:p>ReceiverParty</text:p>
          </table:table-cell>
          <table:table-cell table:style-name="ce4" office:value-type="string">
            <text:p>An association to the Catalogue Receiv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<text:s/>Receptor</text:p>
          </table:table-cell>
          <table:table-cell table:style-name="ce14" office:value-type="string">
            <text:p>Asociación con el <text:s/>Receptor del Catálo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Catalogue Deletion. Provider_ Party. Party</text:p>
          </table:table-cell>
          <table:table-cell table:style-name="ce4" office:value-type="string">
            <text:p>ProviderParty</text:p>
          </table:table-cell>
          <table:table-cell table:style-name="ce4" office:value-type="string">
            <text:p>An association to the Catalogue Provider Party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<text:s/>Proveedor</text:p>
          </table:table-cell>
          <table:table-cell table:style-name="ce14" office:value-type="string">
            <text:p>Asociación con el <text:s/>Proveedor del Catálo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4" office:value-type="string">
            <text:p>Catalogue Deletion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The Suppli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<text:s/>Proveedor del Vendedor</text:p>
          </table:table-cell>
          <table:table-cell table:style-name="ce14" office:value-type="string">
            <text:p>Proveedor responsable del contrato con el que se relaciona el Catálog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0">
            <text:p>20</text:p>
          </table:table-cell>
          <table:table-cell table:style-name="ce4" office:value-type="string">
            <text:p>Catalogue Deletion. Contractor_ Customer Party. Customer Party</text:p>
          </table:table-cell>
          <table:table-cell table:style-name="ce4" office:value-type="string">
            <text:p>ContractorCustomerParty</text:p>
          </table:table-cell>
          <table:table-cell table:style-name="ce4" office:value-type="string">
            <text:p>The Customer Party responsible for the contract to which the Catalogue relat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ontratista</text:p>
          </table:table-cell>
          <table:table-cell table:style-name="ce14" office:value-type="string">
            <text:p>Cliente responsable del contrato al que se refiere el Catálogo.</text:p>
          </table:table-cell>
          <table:table-cell table:style-name="ce22" table:number-columns-repeated="1016"/>
        </table:table-row>
        <table:table-row table:style-name="ro4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3:31</dc:date>
    <meta:document-statistic meta:table-count="1" meta:cell-count="171" meta:object-count="0"/>
    <meta:generator>OpenOffice.org/3.0$Win32 OpenOffice.org_project/300m9$Build-9358</meta:generator>
  </office:meta>
</office:document-meta>
</file>